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07D0000007D6E6CD0D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width="0.02cm" draw:marker-start-width="0.33cm" draw:marker-end-width="0.33cm" draw:fill-color="#ffffff" draw:textarea-horizontal-align="justify" draw:textarea-vertical-align="middle" draw:auto-grow-height="false" fo:padding-top="0.135cm" fo:padding-bottom="0.135cm" fo:padding-left="0.26cm" fo:padding-right="0.26cm"/>
    </style:style>
    <style:style style:name="gr3" style:family="graphic" style:parent-style-name="standard">
      <style:graphic-properties draw:fill-color="#e6e6e6" draw:textarea-horizontal-align="center" draw:textarea-vertical-align="top" draw:auto-grow-height="false" fo:padding-top="0.02cm"/>
    </style:style>
    <style:style style:name="gr4" style:family="graphic" style:parent-style-name="standard">
      <style:graphic-properties svg:stroke-width="0.02cm" svg:stroke-color="#663300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5" style:family="graphic" style:parent-style-name="standard">
      <style:graphic-properties svg:stroke-width="0.02cm" svg:stroke-color="#000080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6" style:family="graphic" style:parent-style-name="standard">
      <style:graphic-properties draw:fill-color="#e6e6e6" draw:textarea-horizontal-align="justify" draw:textarea-vertical-align="top" draw:auto-grow-height="false"/>
    </style:style>
    <style:style style:name="gr7" style:family="graphic" style:parent-style-name="standard">
      <style:graphic-properties svg:stroke-width="0.02cm" svg:stroke-color="#5c8526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svg:stroke-width="0.02cm" svg:stroke-color="#99284c" draw:marker-start-width="0.33cm" draw:marker-end="Arrow" draw:marker-end-width="0.33cm" draw:textarea-horizontal-align="center" draw:textarea-vertical-align="middle" fo:padding-top="0.135cm" fo:padding-bottom="0.135cm" fo:padding-left="0.26cm" fo:padding-right="0.26cm"/>
    </style:style>
    <style:style style:name="gr10" style:family="graphic" style:parent-style-name="standard">
      <style:graphic-properties draw:stroke="dash" draw:stroke-dash="Dashed_20__28_var_29_" draw:textarea-horizontal-align="center" draw:textarea-vertical-align="middle"/>
    </style:style>
    <style:style style:name="gr11" style:family="graphic" style:parent-style-name="standard">
      <style:graphic-properties svg:stroke-width="0.03cm" svg:stroke-color="#000080" draw:marker-start-width="0.35cm" draw:marker-end-width="0.3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2" style:family="graphic" style:parent-style-name="standard">
      <style:graphic-properties svg:stroke-width="0.03cm" svg:stroke-color="#663300" draw:marker-start-width="0.35cm" draw:marker-end-width="0.3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3" style:family="graphic" style:parent-style-name="standard">
      <style:graphic-properties svg:stroke-width="0.03cm" svg:stroke-color="#355e00" draw:marker-start-width="0.35cm" draw:marker-end-width="0.3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4" style:family="graphic" style:parent-style-name="standard">
      <style:graphic-properties svg:stroke-width="0.03cm" svg:stroke-color="#99284c" draw:marker-start-width="0.35cm" draw:marker-end-width="0.35cm" draw:fill-color="#ffffff" draw:textarea-horizontal-align="justify" draw:textarea-vertical-align="middle" draw:auto-grow-height="false" fo:padding-top="0.14cm" fo:padding-bottom="0.14cm" fo:padding-left="0.265cm" fo:padding-right="0.265cm"/>
    </style:style>
    <style:style style:name="gr15" style:family="graphic" style:parent-style-name="standard">
      <style:graphic-properties draw:stroke="none" svg:stroke-color="#000000" draw:fill="none" draw:fill-color="#ffffff" fo:min-height="0.55cm"/>
    </style:style>
    <style:style style:name="gr16" style:family="graphic" style:parent-style-name="standard">
      <style:graphic-properties draw:stroke="none" svg:stroke-color="#000000" draw:fill="none" draw:fill-color="#ffffff" fo:min-height="0.45cm"/>
    </style:style>
    <style:style style:name="gr17" style:family="graphic" style:parent-style-name="standard">
      <style:graphic-properties draw:stroke="none" svg:stroke-color="#000000" draw:fill="none" draw:fill-color="#ffffff" fo:min-height="0.6cm"/>
    </style:style>
    <style:style style:name="gr1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color="#000080" fo:font-size="14pt" style:font-size-asian="14pt" style:font-size-complex="14pt"/>
    </style:style>
    <style:style style:name="P6" style:family="paragraph">
      <style:paragraph-properties fo:text-align="center"/>
      <style:text-properties fo:color="#663300" fo:font-size="14pt" style:font-size-asian="14pt" style:font-size-complex="14pt"/>
    </style:style>
    <style:style style:name="P7" style:family="paragraph">
      <style:paragraph-properties fo:text-align="center"/>
      <style:text-properties fo:color="#355e00" fo:font-size="14pt" style:font-size-asian="14pt" style:font-size-complex="14pt"/>
    </style:style>
    <style:style style:name="P8" style:family="paragraph">
      <style:paragraph-properties fo:text-align="center"/>
      <style:text-properties fo:color="#99284c" fo:font-size="14pt" style:font-size-asian="14pt" style:font-size-complex="14pt"/>
    </style:style>
    <style:style style:name="P9" style:family="paragraph">
      <style:text-properties fo:color="#663300" fo:font-size="14pt" style:font-size-asian="14pt" style:font-size-complex="14pt"/>
    </style:style>
    <style:style style:name="P10" style:family="paragraph">
      <style:text-properties fo:color="#355e00" fo:font-size="14pt" style:font-size-asian="14pt" style:font-size-complex="14pt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000080" fo:font-size="14pt" style:font-size-asian="14pt" style:font-size-complex="14pt"/>
    </style:style>
    <style:style style:name="P13" style:family="paragraph">
      <style:text-properties fo:color="#99284c" fo:font-size="14pt" style:font-size-asian="14pt" style:font-size-complex="14pt"/>
    </style:style>
    <style:style style:name="T1" style:family="text">
      <style:text-properties fo:font-size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80" fo:font-size="14pt" style:font-size-asian="14pt" style:font-size-complex="14pt"/>
    </style:style>
    <style:style style:name="T5" style:family="text">
      <style:text-properties fo:color="#663300" fo:font-size="14pt" style:font-size-asian="14pt" style:font-size-complex="14pt"/>
    </style:style>
    <style:style style:name="T6" style:family="text">
      <style:text-properties fo:color="#355e00" fo:font-size="14pt" style:font-size-asian="14pt" style:font-size-complex="14pt"/>
    </style:style>
    <style:style style:name="T7" style:family="text">
      <style:text-properties fo:color="#99284c" fo:font-size="14pt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id="id11" draw:layer="layout" svg:width="3.35cm" svg:height="0.5cm" svg:x="7.15cm" svg:y="3.6cm">
          <text:p text:style-name="P1"><text:span text:style-name="T1">--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3.1cm" svg:height="0.85cm" svg:x="7.05cm" svg:y="0.15cm">
          <text:p text:style-name="P1"><text:span text:style-name="T1">Us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3.7cm" svg:height="4.85cm" svg:x="7cm" svg:y="2.1cm">
          <text:p text:style-name="P1"><text:span text:style-name="T1">PB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669.170494460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1" draw:layer="layout" svg:width="3.35cm" svg:height="1cm" svg:x="7.15cm" svg:y="3.1cm">
          <text:p text:style-name="P1"><text:span text:style-name="T1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9" draw:layer="layout" svg:width="3.35cm" svg:height="1cm" svg:x="7.15cm" svg:y="4.45cm">
          <text:p text:style-name="P1"><text:span text:style-name="T1">Cach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3.35cm" svg:height="1cm" svg:x="7.177cm" svg:y="5.745cm">
          <text:p text:style-name="P1"><text:span text:style-name="T1">Schedul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3.45cm" svg:height="1.2cm" svg:x="7.2cm" svg:y="7.85cm">
          <text:p text:style-name="P1">SBF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6cm" svg:height="1.35cm" svg:x="0.1cm" svg:y="2.146cm">
          <text:p text:style-name="P1"><text:span text:style-name="T2">Grou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layer="layout" svg:width="2.6cm" svg:height="1.35cm" svg:x="0.1cm" svg:y="3.65cm">
          <text:p text:style-name="P1"><text:span text:style-name="T2">Per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3" draw:layer="layout" svg:width="2.6cm" svg:height="1.35cm" svg:x="0.1cm" svg:y="5.15cm">
          <text:p text:style-name="P1"><text:span text:style-name="T2">OS Image</text:span></text:p>
          <text:p text:style-name="P1"><text:span text:style-name="T2">Reposit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" draw:layer="layout" draw:type="curve" draw:line-skew="-0.286cm" svg:x1="7.15cm" svg:y1="3.6cm" svg:x2="7.2cm" svg:y2="8.45cm" draw:start-shape="id1" draw:start-glue-point="3" draw:end-shape="id2" svg:d="m7150 3600c-1180 0-1205 4850 50 4850">
          <text:p/>
        </draw:connector>
        <draw:connector draw:style-name="gr5" draw:text-style-name="P1" draw:layer="layout" draw:type="curve" svg:x1="2.7cm" svg:y1="5.825cm" svg:x2="7.177cm" svg:y2="6.245cm" draw:start-shape="id3" draw:start-glue-point="1" draw:end-shape="id4" svg:d="m2700 5825c3358 0 1120 420 4477 420">
          <text:p/>
        </draw:connector>
        <draw:line draw:style-name="gr5" draw:text-style-name="P1" draw:layer="layout" svg:x1="9.75cm" svg:y1="1cm" svg:x2="9.75cm" svg:y2="3.15cm">
          <text:p/>
        </draw:line>
        <draw:custom-shape draw:style-name="gr6" draw:text-style-name="P3" draw:layer="layout" svg:width="2.25cm" svg:height="4cm" svg:x="16.95cm" svg:y="0.8cm">
          <text:p text:style-name="P1"><text:span text:style-name="T2">dom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25cm" svg:height="4cm" svg:x="19.2cm" svg:y="0.8cm">
          <text:p text:style-name="P1"><text:span text:style-name="T2">dom 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5" draw:layer="layout" svg:width="2.15cm" svg:height="1.25cm" svg:x="17cm" svg:y="1.6cm">
          <text:p text:style-name="P1"><text:span text:style-name="T2">Cloud</text:span></text:p>
          <text:p text:style-name="P1"><text:span text:style-name="T2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15cm" svg:height="1.25cm" svg:x="19.25cm" svg:y="1.6cm">
          <text:p text:style-name="P1"><text:span text:style-name="T2">VPN</text:span></text:p>
          <text:p text:style-name="P1"><text:span text:style-name="T2">Serv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6" draw:layer="layout" svg:width="2.15cm" svg:height="1.25cm" svg:x="17cm" svg:y="3.5cm">
          <text:p text:style-name="P1"><text:span text:style-name="T2">BO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15cm" svg:height="1.25cm" svg:x="19.25cm" svg:y="3.5cm">
          <text:p text:style-name="P1"><text:span text:style-name="T2">DHC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5cm" svg:height="0.7cm" svg:x="16.95cm" svg:y="0.1cm">
          <text:p text:style-name="P1"><text:span text:style-name="T2">Service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" draw:layer="layout" draw:type="curve" svg:x1="18.075cm" svg:y1="2.85cm" svg:x2="18.075cm" svg:y2="3.5cm" draw:start-shape="id5" draw:start-glue-point="2" draw:end-shape="id6" draw:end-glue-point="0" svg:d="m18075 2850v650">
          <text:p/>
        </draw:connector>
        <draw:connector draw:style-name="gr4" draw:text-style-name="P1" draw:layer="layout" draw:type="curve" svg:x1="10.65cm" svg:y1="8.45cm" svg:x2="17cm" svg:y2="4.125cm" draw:start-shape="id2" draw:start-glue-point="1" draw:end-shape="id6" draw:end-glue-point="3" svg:d="m10650 8450c4764 0 1589-4325 6350-4325">
          <text:p/>
        </draw:connector>
        <draw:custom-shape draw:style-name="gr8" draw:text-style-name="P1" draw:layer="layout" svg:width="4.45cm" svg:height="6.05cm" svg:x="17.3cm" svg:y="5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.45cm" svg:height="6.05cm" svg:x="17.15cm" svg:y="5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25cm" svg:height="5.3cm" svg:x="16.95cm" svg:y="5.7cm">
          <text:p text:style-name="P1"><text:span text:style-name="T2">dom 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.25cm" svg:height="3.2cm" svg:x="19.2cm" svg:y="5.7cm">
          <text:p text:style-name="P1"><text:span text:style-name="T2">dom 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7" draw:layer="layout" svg:width="2.15cm" svg:height="1.25cm" svg:x="17cm" svg:y="6.5cm">
          <text:p text:style-name="P1"><text:span text:style-name="T2">Cloud</text:span></text:p>
          <text:p text:style-name="P1"><text:span text:style-name="T2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2.15cm" svg:height="1.25cm" svg:x="19.25cm" svg:y="6.5cm">
          <text:p text:style-name="P1"><text:span text:style-name="T2">Virtual</text:span><text:span text:style-name="T2"><text:line-break/></text:span><text:span text:style-name="T2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id="id12" draw:layer="layout" svg:width="2.15cm" svg:height="1.25cm" svg:x="17cm" svg:y="8.35cm">
          <text:p text:style-name="P1"><text:span text:style-name="T2">BOOO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3" draw:layer="layout" svg:width="4.5cm" svg:height="0.7cm" svg:x="16.95cm" svg:y="5cm">
          <text:p text:style-name="P1"><text:span text:style-name="T2">Worker no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4" draw:id="id8" draw:layer="layout" svg:width="2.15cm" svg:height="1.25cm" svg:x="17cm" svg:y="9.7cm">
          <text:p text:style-name="P1"><text:span text:style-name="T3">Magrathe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2.25cm" svg:height="2.1cm" svg:x="19.2cm" svg:y="8.9cm">
          <text:p text:style-name="P1"><text:span text:style-name="T2">dom 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3" draw:id="id10" draw:layer="layout" svg:width="2.15cm" svg:height="1.25cm" svg:x="19.25cm" svg:y="9.7cm">
          <text:p text:style-name="P1"><text:span text:style-name="T2">Virtual</text:span><text:span text:style-name="T2"><text:line-break/></text:span><text:span text:style-name="T2">MOM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curve" svg:x1="17cm" svg:y1="7.125cm" svg:x2="17cm" svg:y2="10.325cm" draw:start-shape="id7" draw:start-glue-point="3" draw:end-shape="id8" draw:end-glue-point="3" svg:d="m17000 7125c-751 0-751 3200 0 3200">
          <text:p/>
        </draw:connector>
        <draw:connector draw:style-name="gr9" draw:text-style-name="P1" draw:layer="layout" draw:type="curve" draw:line-skew="0.269cm -1.964cm" svg:x1="18.075cm" svg:y1="10.95cm" svg:x2="10.5cm" svg:y2="4.95cm" draw:start-shape="id8" draw:start-glue-point="2" draw:end-shape="id9" draw:end-glue-point="1" svg:d="m18075 10950c0 1156-3144 963-4556-825s-1089-5175-3019-5175">
          <text:p/>
        </draw:connector>
        <draw:connector draw:style-name="gr9" draw:text-style-name="P1" draw:layer="layout" draw:type="curve" draw:line-skew="0.651cm -0.792cm" svg:x1="20.325cm" svg:y1="10.95cm" svg:x2="10.5cm" svg:y2="3.85cm" draw:start-shape="id10" draw:start-glue-point="2" draw:end-shape="id11" draw:end-glue-point="1" svg:d="m20325 10950c0 1729-3121 1441-4233-766s-216-6334-5592-6334">
          <text:p/>
        </draw:connector>
        <draw:connector draw:style-name="gr4" draw:text-style-name="P1" draw:layer="layout" draw:type="curve" svg:x1="8.925cm" svg:y1="9.05cm" svg:x2="17cm" svg:y2="8.975cm" draw:start-shape="id2" draw:start-glue-point="2" draw:end-shape="id12" draw:end-glue-point="3" svg:d="m8925 9050c0 753 2451 627 3279 421s35-496 4796-496">
          <text:p/>
        </draw:connector>
        <draw:connector draw:style-name="gr7" draw:text-style-name="P1" draw:layer="layout" draw:type="curve" svg:x1="10.5cm" svg:y1="3.6cm" svg:x2="17cm" svg:y2="2.225cm" draw:start-shape="id1" draw:start-glue-point="1" draw:end-shape="id5" draw:end-glue-point="3" svg:d="m10500 3600c4876 0 1627-1375 6500-1375">
          <text:p/>
        </draw:connector>
        <draw:line draw:style-name="gr10" draw:text-style-name="P1" draw:layer="layout" svg:x1="0cm" svg:y1="1.6cm" svg:x2="11.6cm" svg:y2="1.6cm">
          <text:p/>
        </draw:line>
        <draw:line draw:style-name="gr10" draw:text-style-name="P1" draw:layer="layout" svg:x1="11.6cm" svg:y1="0cm" svg:x2="11.6cm" svg:y2="12.5cm">
          <text:p/>
        </draw:line>
        <draw:connector draw:style-name="gr7" draw:text-style-name="P1" draw:layer="layout" draw:type="curve" svg:x1="18.075cm" svg:y1="7.75cm" svg:x2="18.075cm" svg:y2="8.35cm" draw:start-shape="id7" draw:start-glue-point="2" draw:end-shape="id12" draw:end-glue-point="0" svg:d="m18075 7750v600">
          <text:p/>
        </draw:connector>
        <draw:custom-shape draw:style-name="gr11" draw:text-style-name="P5" draw:layer="layout" svg:width="0.9cm" svg:height="0.6cm" svg:x="9.3cm" svg:y="1.2cm">
          <text:p text:style-name="P1"><text:span text:style-name="T4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5" draw:layer="layout" svg:width="0.9cm" svg:height="0.6cm" svg:x="3.35cm" svg:y="5.55cm">
          <text:p text:style-name="P1"><text:span text:style-name="T4">1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cm" svg:height="0.6cm" svg:x="5.8cm" svg:y="4.6cm">
          <text:p text:style-name="P1"><text:span text:style-name="T5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cm" svg:height="0.6cm" svg:x="9.8cm" svg:y="9.35cm">
          <text:p text:style-name="P1"><text:span text:style-name="T5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6" draw:layer="layout" svg:width="0.9cm" svg:height="0.6cm" svg:x="11.1cm" svg:y="8.1cm">
          <text:p text:style-name="P1"><text:span text:style-name="T5">2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9cm" svg:height="0.6cm" svg:x="13.183cm" svg:y="2.767cm">
          <text:p text:style-name="P1"><text:span text:style-name="T6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9cm" svg:height="0.6cm" svg:x="18.05cm" svg:y="2.65cm">
          <text:p text:style-name="P1"><text:span text:style-name="T6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9cm" svg:height="0.6cm" svg:x="18.05cm" svg:y="7.6cm">
          <text:p text:style-name="P1"><text:span text:style-name="T6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7" draw:layer="layout" svg:width="0.9cm" svg:height="0.6cm" svg:x="15.95cm" svg:y="7.8cm">
          <text:p text:style-name="P1"><text:span text:style-name="T6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9cm" svg:height="0.6cm" svg:x="19.05cm" svg:y="11.65cm">
          <text:p text:style-name="P1"><text:span text:style-name="T7">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8" draw:layer="layout" svg:width="0.9cm" svg:height="0.6cm" svg:x="14cm" svg:y="10.6cm">
          <text:p text:style-name="P1"><text:span text:style-name="T7">4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1" draw:layer="layout" draw:type="curve" draw:line-skew="-1.051cm" svg:x1="10.5cm" svg:y1="3.6cm" svg:x2="17cm" svg:y2="7.125cm" draw:start-shape="id1" draw:start-glue-point="1" draw:end-shape="id7" draw:end-glue-point="3" svg:d="m10500 3600c3300 0 50 3525 6500 3525">
          <text:p/>
        </draw:connector>
        <draw:custom-shape draw:style-name="gr13" draw:text-style-name="P7" draw:layer="layout" svg:width="0.9cm" svg:height="0.6cm" svg:x="12.05cm" svg:y="4.8cm">
          <text:p text:style-name="P1"><text:span text:style-name="T6">3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frame draw:style-name="gr15" draw:text-style-name="P9" draw:layer="layout" svg:width="4.8cm" svg:height="0.806cm" svg:x="1.15cm" svg:y="9.844cm">
            <draw:text-box>
              <text:p><text:span text:style-name="T5">Setting up network</text:span></text:p>
            </draw:text-box>
          </draw:frame>
          <draw:frame draw:style-name="gr16" draw:text-style-name="P10" draw:layer="layout" svg:width="5.1cm" svg:height="0.806cm" svg:x="1.15cm" svg:y="10.6cm">
            <draw:text-box>
              <text:p><text:span text:style-name="T6">Setting up machines</text:span></text:p>
            </draw:text-box>
          </draw:frame>
          <draw:custom-shape draw:style-name="gr11" draw:text-style-name="P5" draw:layer="layout" svg:width="0.9cm" svg:height="0.6cm" svg:x="0.1cm" svg:y="9.2cm">
            <text:p text:style-name="P1"><text:span text:style-name="T4">1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" draw:text-style-name="P6" draw:layer="layout" svg:width="0.9cm" svg:height="0.6cm" svg:x="0.1cm" svg:y="9.95cm">
            <text:p text:style-name="P1"><text:span text:style-name="T5">2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7" draw:layer="layout" svg:width="0.9cm" svg:height="0.6cm" svg:x="0.1cm" svg:y="10.7cm">
            <text:p text:style-name="P1"><text:span text:style-name="T6">3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9cm" svg:height="0.6cm" svg:x="0.105cm" svg:y="11.449cm">
            <text:p text:style-name="P1"><text:span text:style-name="T7">4</text:span></text:p>
  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7" draw:text-style-name="P12" draw:layer="layout" svg:width="4.6cm" svg:height="0.85cm" svg:x="1.15cm" svg:y="9.1cm">
            <draw:text-box>
              <text:p text:style-name="P11"><text:span text:style-name="T4">Request, planning</text:span></text:p>
            </draw:text-box>
          </draw:frame>
          <draw:frame draw:style-name="gr16" draw:text-style-name="P13" draw:layer="layout" svg:width="3.7cm" svg:height="0.806cm" svg:x="1.2cm" svg:y="11.35cm">
            <draw:text-box>
              <text:p><text:span text:style-name="T7">Status reports</text:span></text:p>
            </draw:text-box>
          </draw:frame>
        </draw:g>
        <draw:frame draw:style-name="gr18" draw:text-style-name="P1" draw:layer="layout" svg:width="0.577cm" svg:height="0.577cm" svg:x="7.123cm" svg:y="0.273cm">
          <draw:image xlink:href="Pictures/100002010000007D0000007D6E6CD0D5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Zdenek Sustr</meta:initial-creator>
    <meta:creation-date>2009-09-10T10:56:30</meta:creation-date>
    <dc:date>2009-09-10T15:51:33</dc:date>
    <dc:creator>Zdenek Sustr</dc:creator>
    <meta:editing-duration>PT04H36M38S</meta:editing-duration>
    <meta:editing-cycles>14</meta:editing-cycles>
    <meta:generator>OpenOffice.org/3.1$Unix OpenOffice.org_project/310m11$Build-9399</meta:generator>
    <meta:document-statistic meta:object-count="64"/>
  </office:meta>
</office:document-meta>
</file>